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1mm"/>
    </style:style>
    <style:style style:name="co3" style:family="table-column">
      <style:table-column-properties fo:break-before="auto" style:column-width="40.62mm"/>
    </style:style>
    <style:style style:name="co4" style:family="table-column">
      <style:table-column-properties fo:break-before="auto" style:column-width="3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41.97mm" svg:y="55.45mm">
            <loext:p draw:notify-on-update-of-ranges="Hoja1.C9:Hoja1.C10 Hoja1.D9:Hoja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medio en minutos</text:p>
          </table:table-cell>
          <table:table-cell office:value-type="string" calcext:value-type="string">
            <text:p>Probabilida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40811416833222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80402871419054</text:p>
          </table:table-cell>
          <table:table-cell office:value-type="float" office:value="0.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3:44:46.271000000</meta:creation-date>
    <meta:generator>LibreOffice/5.0.3.2$Windows_x86 LibreOffice_project/e5f16313668ac592c1bfb310f4390624e3dbfb75</meta:generator>
    <dc:date>2016-02-15T14:07:05.355000000</dc:date>
    <meta:editing-duration>PT6M53S</meta:editing-duration>
    <meta:editing-cycles>1</meta:editing-cycles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5cm" svg:y="0.316cm" chart:style-name="ch2">
          <text:p>Tiempo promedio de envío de un paquete</text:p>
        </chart:title>
        <chart:subtitle svg:x="6.501cm" svg:y="1.275cm" chart:style-name="ch3">
          <text:p>Tiempo: minutos</text:p>
        </chart:subtitle>
        <chart:legend chart:legend-position="end" svg:x="13.552cm" svg:y="4.201cm" style:legend-expansion="high" chart:style-name="ch4"/>
        <chart:plot-area chart:style-name="ch5" table:cell-range-address="Hoja1.C9:Hoja1.D10" chart:data-source-has-labels="column" svg:x="1.331cm" svg:y="2.138cm" svg:width="11.901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694cm" svg:y="2.138cm" svg:width="8.469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0.451cm" svg:y="5.601cm" chart:style-name="ch7">
              <text:p>Tiempo</text:p>
            </chart:title>
            <chart:categories table:cell-range-address="Hoja1.C9:Hoja1.C10"/>
          </chart:axis>
          <chart:axis chart:dimension="y" chart:name="primary-y" chart:style-name="ch8">
            <chart:title svg:x="6.298cm" svg:y="8.019cm" chart:style-name="ch9">
              <text:p>Probabilidad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Hoja1.D9:Hoja1.D1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.408114168332223</text:p>
                <draw:g>
                  <svg:desc>Hoja1.C9:Hoja1.C10</svg:desc>
                </draw:g>
              </table:table-cell>
              <table:table-cell office:value-type="float" office:value="0.3">
                <text:p>0.3</text:p>
                <draw:g>
                  <svg:desc>Hoja1.D9:Hoja1.D10</svg:desc>
                </draw:g>
              </table:table-cell>
            </table:table-row>
            <table:table-row>
              <table:table-cell office:value-type="string">
                <text:p>4.8040287141905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